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80.45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68.46mm"/>
    </style:style>
    <style:style style:name="co5" style:family="table-column">
      <style:table-column-properties fo:break-before="auto" style:column-width="105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ero de pieza de DigiKey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umero de pieza del fabric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key#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/>
          <table:table-cell office:value-type="string" calcext:value-type="string">
            <text:p>Huella/Footprints</text:p>
          </table:table-cell>
          <table:table-cell/>
        </table:table-row>
        <table:table-row table:style-name="ro1">
          <table:table-cell office:value-type="string" calcext:value-type="string">
            <text:p>768-1129-1-ND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string" calcext:value-type="string">
            <text:p>FT231XS-R</text:p>
          </table:table-cell>
          <table:table-cell table:style-name="ce3" office:value-type="string" calcext:value-type="string">
            <text:p>FT231XS-R</text:p>
          </table:table-cell>
          <table:table-cell table:style-name="ce1" office:value-type="string" calcext:value-type="string">
            <text:p>QFN packages 20 pines</text:p>
          </table:table-cell>
          <table:table-cell office:value-type="string" calcext:value-type="string">
            <text:p><text:a xlink:href="https://www.digikey.com/product-detail/es/ftdi-future-technology-devices-international-ltd/FT231XS-R/768-1129-1-ND/3029151" xlink:type="simple">https://www.digikey.com/product-detail/es/ftdi-future-technology-devices-international-ltd/FT231XS-R/768-1129-1-ND/3029151</text:a></text:p>
          </table:table-cell>
        </table:table-row>
        <table:table-row table:style-name="ro1">
          <table:table-cell office:value-type="string" calcext:value-type="string">
            <text:p>311-1343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table:style-name="ce4" office:value-type="string" calcext:value-type="string">
            <text:p>Cap 0.1u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45-12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470J080AA</text:p>
          </table:table-cell>
          <table:table-cell table:style-name="ce4" office:value-type="string" calcext:value-type="string">
            <text:p>Cap 47pF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MCT0603-1.00K-CFTR-ND</text:p>
          </table:table-cell>
          <table:table-cell office:value-type="string" calcext:value-type="string">
            <text:p>Vishay Beyschlag</text:p>
          </table:table-cell>
          <table:table-cell office:value-type="string" calcext:value-type="string">
            <text:p>MCT06030C1001FP500</text:p>
          </table:table-cell>
          <table:table-cell office:value-type="string" calcext:value-type="string">
            <text:p>R 1k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P27G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GEYJ270V</text:p>
          </table:table-cell>
          <table:table-cell office:value-type="string" calcext:value-type="string">
            <text:p>R 27Ohm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512-1-ND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LED ROJO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475-2920-1-ND</text:p>
          </table:table-cell>
          <table:table-cell table:style-name="ce1" office:value-type="string" calcext:value-type="string">
            <text:p>OSRAM Opto Semiconductors Inc.</text:p>
          </table:table-cell>
          <table:table-cell office:value-type="string" calcext:value-type="string">
            <text:p>LP L296-J2L2-25-Z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smd 0603</text:p>
          </table:table-cell>
          <table:table-cell/>
        </table:table-row>
        <table:table-row table:style-name="ro1">
          <table:table-cell office:value-type="string" calcext:value-type="string">
            <text:p>602-1098-ND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XB24-Z7WIT-004</text:p>
          </table:table-cell>
          <table:table-cell table:style-name="ce4" office:value-type="string" calcext:value-type="string">
            <text:p>Xbee</text:p>
          </table:table-cell>
          <table:table-cell/>
          <table:table-cell office:value-type="string" calcext:value-type="string">
            <text:p><text:a xlink:href="https://www.digikey.com/product-detail/es/digi-international/XB24-Z7WIT-004/602-1098-ND/1942304" xlink:type="simple">https://www.digikey.com/product-detail/es/digi-international/XB24-Z7WIT-004/602-1098-ND/1942304</text:a></text:p>
          </table:table-cell>
        </table:table-row>
        <table:table-row table:style-name="ro1">
          <table:table-cell office:value-type="string" calcext:value-type="string">
            <text:p>493-14027-2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PCF1E100MCL1GS</text:p>
          </table:table-cell>
          <table:table-cell table:style-name="ce4" office:value-type="string" calcext:value-type="string">
            <text:p>Cap 10uF</text:p>
          </table:table-cell>
          <table:table-cell office:value-type="string" calcext:value-type="string">
            <text:p>cp_4x5mm (cylindric radial electrolytic capacitor dia=4mm h=5mm)</text:p>
          </table:table-cell>
          <table:table-cell office:value-type="string" calcext:value-type="string">
            <text:p><text:a xlink:href="https://www.digikey.com/product-detail/es/nichicon/PCF1E100MCL1GS/493-14027-2-ND/2549421" xlink:type="simple">https://www.digikey.com/product-detail/es/nichicon/PCF1E100MCL1GS/493-14027-2-ND/2549421</text:a></text:p>
          </table:table-cell>
        </table:table-row>
        <table:table-row table:style-name="ro1">
          <table:table-cell office:value-type="string" calcext:value-type="string">
            <text:p>MIC5219-3.3BM5-TR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5219-3.3BM5-TR</text:p>
          </table:table-cell>
          <table:table-cell table:style-name="ce4" office:value-type="string" calcext:value-type="string">
            <text:p>MIC5219-3.3BM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<text:a xlink:href="https://www.digikey.com/product-detail/es/microchip-technology/MIC5219-3.3BM5-TR/MIC5219-3.3BM5-TR-ND/771289" xlink:type="simple">https://www.digikey.com/product-detail/es/microchip-technology/MIC5219-3.3BM5-TR/MIC5219-3.3BM5-TR-ND/771289</text:a></text:p>
          </table:table-cell>
        </table:table-row>
        <table:table-row table:style-name="ro1">
          <table:table-cell office:value-type="string" calcext:value-type="string">
            <text:p>952-1938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01-9973242</text:p>
          </table:table-cell>
          <table:table-cell office:value-type="string" calcext:value-type="string">
            <text:p>Conectores</text:p>
          </table:table-cell>
          <table:table-cell office:value-type="string" calcext:value-type="string">
            <text:p>pin_socket_2mm_20x2 <text:s/>|| pin_strip</text:p>
          </table:table-cell>
          <table:table-cell office:value-type="string" calcext:value-type="string">
            <text:p><text:a xlink:href="https://www.digikey.com/product-detail/es/harwin-inc/D01-9973242/952-1938-ND/3727905" xlink:type="simple">https://www.digikey.com/product-detail/es/harwin-inc/D01-9973242/952-1938-ND/3727905</text:a></text:p>
          </table:table-cell>
        </table:table-row>
        <table:table-row table:style-name="ro1">
          <table:table-cell office:value-type="string" calcext:value-type="string">
            <text:p>732-2734-ND</text:p>
          </table:table-cell>
          <table:table-cell office:value-type="string" calcext:value-type="string">
            <text:p>Wurth Electronics Inc.</text:p>
          </table:table-cell>
          <table:table-cell office:value-type="float" office:value="61400413321" calcext:value-type="float">
            <text:p>61400413321</text:p>
          </table:table-cell>
          <table:table-cell office:value-type="string" calcext:value-type="string">
            <text:p>CONN USB 4POS FEMALE STR TYPE B</text:p>
          </table:table-cell>
          <table:table-cell table:style-name="ce1" office:value-type="string" calcext:value-type="string">
            <text:p>CONN USB 4POS FEMALE STR TYPE B</text:p>
          </table:table-cell>
          <table:table-cell office:value-type="string" calcext:value-type="string">
            <text:p><text:a xlink:href="https://www.digikey.com/product-detail/en/wurth-electronics-inc/61400413321/732-2734-ND/2508503" xlink:type="simple">https://www.digikey.com/product-detail/en/wurth-electronics-inc/61400413321/732-2734-ND/2508503</text:a></text:p>
          </table:table-cell>
        </table:table-row>
        <table:table-row table:style-name="ro1">
          <table:table-cell office:value-type="string" calcext:value-type="string">
            <text:p>RMCF0603JT33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603JT330R</text:p>
          </table:table-cell>
          <table:table-cell office:value-type="string" calcext:value-type="string">
            <text:p>R 330 Oh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0:35:19.130313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5:07.969426000</meta:creation-date>
    <dc:date>2017-08-11T20:45:30.372484000</dc:date>
    <meta:editing-duration>P1DT10M6S</meta:editing-duration>
    <meta:editing-cycles>14</meta:editing-cycles>
    <meta:generator>LibreOffice/5.3.0.3$MacOSX_X86_64 LibreOffice_project/7074905676c47b82bbcfbea1aeefc84afe1c50e1</meta:generator>
    <meta:document-statistic meta:table-count="1" meta:cell-count="76" meta:object-count="0"/>
  </office:meta>
</office:document-meta>
</file>